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624" calcext:value-type="float">
            <text:p>10.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0304" calcext:value-type="float">
            <text:p>10.5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03" calcext:value-type="float">
            <text:p>10.5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2364" calcext:value-type="float">
            <text:p>10.53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5412" calcext:value-type="float">
            <text:p>10.53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5412" calcext:value-type="float">
            <text:p>10.53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79137391304" calcext:value-type="float">
            <text:p>10.507913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96436" calcext:value-type="float">
            <text:p>10.559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3222857143" calcext:value-type="float">
            <text:p>10.5433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12851612903" calcext:value-type="float">
            <text:p>10.651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21376" calcext:value-type="float">
            <text:p>10.70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71901935484" calcext:value-type="float">
            <text:p>10.7271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2624" calcext:value-type="float">
            <text:p>10.78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6366451613" calcext:value-type="float">
            <text:p>10.7596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13775483871" calcext:value-type="float">
            <text:p>10.751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2808" calcext:value-type="float">
            <text:p>10.7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89483870968" calcext:value-type="float">
            <text:p>10.758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12688" calcext:value-type="float">
            <text:p>10.76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9960516129" calcext:value-type="float">
            <text:p>10.7699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1507096774" calcext:value-type="float">
            <text:p>10.8291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5899354839" calcext:value-type="float">
            <text:p>11.0495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8524137931" calcext:value-type="float">
            <text:p>11.0768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4616" calcext:value-type="float">
            <text:p>11.26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86988387097" calcext:value-type="float">
            <text:p>11.3186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85251612903" calcext:value-type="float">
            <text:p>11.428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6312" calcext:value-type="float">
            <text:p>11.29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70332903226" calcext:value-type="float">
            <text:p>11.2170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1768" calcext:value-type="float">
            <text:p>11.29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6010322581" calcext:value-type="float">
            <text:p>11.359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53431111111" calcext:value-type="float">
            <text:p>11.39534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8608" calcext:value-type="float">
            <text:p>11.4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01893333333" calcext:value-type="float">
            <text:p>11.5901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7415172414" calcext:value-type="float">
            <text:p>11.63474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7223483871" calcext:value-type="float">
            <text:p>11.6572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51304" calcext:value-type="float">
            <text:p>11.63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33254193548" calcext:value-type="float">
            <text:p>11.5633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57083870968" calcext:value-type="float">
            <text:p>11.505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1667096774" calcext:value-type="float">
            <text:p>11.3381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85216" calcext:value-type="float">
            <text:p>11.48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99940645161" calcext:value-type="float">
            <text:p>11.5299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9568" calcext:value-type="float">
            <text:p>11.5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2168" calcext:value-type="float">
            <text:p>11.61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892" calcext:value-type="float">
            <text:p>11.6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0203870968" calcext:value-type="float">
            <text:p>11.7160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09824" calcext:value-type="float">
            <text:p>11.72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85654193548" calcext:value-type="float">
            <text:p>11.5785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3976" calcext:value-type="float">
            <text:p>11.51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88430967742" calcext:value-type="float">
            <text:p>11.5388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39088" calcext:value-type="float">
            <text:p>11.56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97163870968" calcext:value-type="float">
            <text:p>11.5697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55271428571" calcext:value-type="float">
            <text:p>11.56552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3473548387" calcext:value-type="float">
            <text:p>11.5913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6288" calcext:value-type="float">
            <text:p>11.60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9296" calcext:value-type="float">
            <text:p>11.6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8640516129" calcext:value-type="float">
            <text:p>11.6386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61464" calcext:value-type="float">
            <text:p>11.63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61535483871" calcext:value-type="float">
            <text:p>11.626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93230967742" calcext:value-type="float">
            <text:p>11.5693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52016" calcext:value-type="float">
            <text:p>11.59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27527741936" calcext:value-type="float">
            <text:p>11.6027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44448" calcext:value-type="float">
            <text:p>11.53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56562580645" calcext:value-type="float">
            <text:p>11.5556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68334285714" calcext:value-type="float">
            <text:p>11.56683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8482580645" calcext:value-type="float">
            <text:p>11.5678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3850322581" calcext:value-type="float">
            <text:p>11.5363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59408" calcext:value-type="float">
            <text:p>11.5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6596129032" calcext:value-type="float">
            <text:p>11.6316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44344" calcext:value-type="float">
            <text:p>11.65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9899354839" calcext:value-type="float">
            <text:p>11.5829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54712258065" calcext:value-type="float">
            <text:p>11.5254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60784" calcext:value-type="float">
            <text:p>11.34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64258064516" calcext:value-type="float">
            <text:p>11.34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11456" calcext:value-type="float">
            <text:p>11.40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2162580645" calcext:value-type="float">
            <text:p>11.4642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054" calcext:value-type="float">
            <text:p>11.48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54134193548" calcext:value-type="float">
            <text:p>11.5054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09502222222" calcext:value-type="float">
            <text:p>11.44095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06224" calcext:value-type="float">
            <text:p>11.38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96752" calcext:value-type="float">
            <text:p>11.26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6465714286" calcext:value-type="float">
            <text:p>11.7046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9476" calcext:value-type="float">
            <text:p>11.80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79867586207" calcext:value-type="float">
            <text:p>11.50798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57245714286" calcext:value-type="float">
            <text:p>11.1857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97416" calcext:value-type="float">
            <text:p>11.08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03056551724" calcext:value-type="float">
            <text:p>11.09030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4022068966" calcext:value-type="float">
            <text:p>11.061402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5888571429" calcext:value-type="float">
            <text:p>11.07958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53984" calcext:value-type="float">
            <text:p>10.98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4069677419" calcext:value-type="float">
            <text:p>10.8024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9224" calcext:value-type="float">
            <text:p>10.8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4913548387" calcext:value-type="float">
            <text:p>10.8384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1632" calcext:value-type="float">
            <text:p>10.85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1827096774" calcext:value-type="float">
            <text:p>10.7041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62448" calcext:value-type="float">
            <text:p>10.69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6263225806" calcext:value-type="float">
            <text:p>10.7016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212" calcext:value-type="float">
            <text:p>10.71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06198709677" calcext:value-type="float">
            <text:p>10.7606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2897777778" calcext:value-type="float">
            <text:p>10.79928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71842580645" calcext:value-type="float">
            <text:p>10.8271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2444444444" calcext:value-type="float">
            <text:p>10.9022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8604" calcext:value-type="float">
            <text:p>10.92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54248888889" calcext:value-type="float">
            <text:p>11.00542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72658461538" calcext:value-type="float">
            <text:p>11.007265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4728" calcext:value-type="float">
            <text:p>10.9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57431111111" calcext:value-type="float">
            <text:p>10.78574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51489230769" calcext:value-type="float">
            <text:p>10.775148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54337777778" calcext:value-type="float">
            <text:p>10.93543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9554" calcext:value-type="float">
            <text:p>10.909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555" calcext:value-type="float">
            <text:p>10.917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3745" calcext:value-type="float">
            <text:p>10.913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078" calcext:value-type="float">
            <text:p>10.911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22" meta:object-count="0"/>
    <meta:user-defined meta:name="AppVersion">3.0</meta:user-defined>
  </office:meta>
</office:document-meta>
</file>